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999999" svg:stroke-opacity="25%" draw:fill-color="#999999" draw:opacity="36%" draw:opacity-name="" fo:min-height="0cm" fo:min-width="0cm"/>
    </style:style>
    <style:style style:name="gr2" style:family="graphic" style:parent-style-name="standard">
      <style:graphic-properties svg:stroke-color="#666666" svg:stroke-opacity="25%" draw:fill-color="#666666" draw:opacity="37%" draw:opacity-name="" draw:auto-grow-height="false" fo:min-height="0.395cm" fo:min-width="0.997cm" fo:wrap-option="wrap"/>
    </style:style>
    <style:style style:name="gr3" style:family="graphic" style:parent-style-name="standard">
      <style:graphic-properties svg:stroke-color="#666666" svg:stroke-opacity="25%" draw:fill-color="#666666" draw:opacity="25%" draw:opacity-name="" draw:auto-grow-height="false" fo:min-height="0.395cm" fo:min-width="0.997cm" fo:wrap-option="wrap"/>
    </style:style>
    <style:style style:name="gr4" style:family="graphic" style:parent-style-name="standard">
      <style:graphic-properties svg:stroke-color="#111111" svg:stroke-opacity="25%" draw:fill-color="#111111" draw:opacity="30%" draw:opacity-name="" draw:textarea-horizontal-align="justify" draw:textarea-vertical-align="middle" draw:auto-grow-height="false" fo:min-height="1.041cm" fo:min-width="1.322cm" fo:wrap-option="no-wrap"/>
    </style:style>
    <style:style style:name="gr5" style:family="graphic" style:parent-style-name="standard">
      <style:graphic-properties svg:stroke-color="#666666" svg:stroke-opacity="25%" draw:fill="none" draw:textarea-vertical-align="middle" draw:auto-grow-height="false" fo:min-height="2.455cm" fo:min-width="0.235cm"/>
    </style:style>
    <style:style style:name="gr6" style:family="graphic" style:parent-style-name="standard">
      <style:graphic-properties svg:stroke-color="#111111" svg:stroke-opacity="25%" draw:fill="none" draw:textarea-vertical-align="middle" draw:auto-grow-height="false" fo:min-height="2.053cm" fo:min-width="1.089cm"/>
    </style:style>
    <style:style style:name="gr7" style:family="graphic" style:parent-style-name="standard">
      <style:graphic-properties svg:stroke-color="#111111" svg:stroke-opacity="25%" draw:fill="none" draw:opacity="28%" draw:textarea-vertical-align="middle" draw:auto-grow-height="false" fo:min-height="2.053cm" fo:min-width="1.089cm"/>
    </style:style>
    <style:style style:name="gr8" style:family="graphic" style:parent-style-name="standard">
      <style:graphic-properties svg:stroke-color="#666666" svg:stroke-opacity="25%" draw:fill="none" draw:textarea-vertical-align="middle" draw:auto-grow-height="false" fo:min-height="1.358cm" fo:min-width="0.485cm"/>
    </style:style>
    <style:style style:name="P1" style:family="paragraph">
      <loext:graphic-properties draw:fill-color="#999999" draw:opacity="36%"/>
    </style:style>
    <style:style style:name="P2" style:family="paragraph">
      <loext:graphic-properties draw:fill-color="#666666" draw:opacity="37%"/>
    </style:style>
    <style:style style:name="P3" style:family="paragraph">
      <loext:graphic-properties draw:fill-color="#666666" draw:opacity="25%"/>
    </style:style>
    <style:style style:name="P4" style:family="paragraph">
      <loext:graphic-properties draw:fill-color="#111111" draw:opacity="30%"/>
      <style:paragraph-properties fo:text-align="center"/>
    </style:style>
    <style:style style:name="P5" style:family="paragraph">
      <loext:graphic-properties draw:fill="none"/>
      <style:paragraph-properties fo:text-align="center"/>
    </style:style>
    <style:style style:name="P6" style:family="paragraph">
      <loext:graphic-properties draw:fill="none" draw:opacity="28%"/>
      <style:paragraph-properties fo:text-align="center"/>
    </style:style>
  </office:automatic-styles>
  <office:body>
    <office:drawing>
      <draw:page draw:name="page1" draw:style-name="dp1" draw:master-page-name="Default">
        <draw:custom-shape draw:style-name="gr1" draw:text-style-name="P1" draw:layer="layout" svg:width="2.681cm" svg:height="2.542cm" svg:x="1.283cm" svg:y="1.76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 draw:text-style-name="P1" draw:layer="layout" svg:width="2.681cm" svg:height="2.542cm" svg:x="12.328cm" svg:y="6.07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 draw:text-style-name="P1" draw:layer="layout" svg:width="2.681cm" svg:height="2.542cm" svg:x="22.621cm" svg:y="6.62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 draw:text-style-name="P1" draw:layer="layout" svg:width="2.681cm" svg:height="2.542cm" svg:x="5.787cm" svg:y="14.69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 draw:text-style-name="P1" draw:layer="layout" svg:width="2.681cm" svg:height="2.542cm" svg:x="22.084cm" svg:y="15.80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 draw:text-style-name="P2" draw:layer="layout" svg:width="3.109cm" svg:height="1.989cm" svg:x="5.679cm" svg:y="5.08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text-style-name="P1" draw:layer="layout" svg:width="2.681cm" svg:height="2.542cm" svg:x="1.499cm" svg:y="8.17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 draw:text-style-name="P3" draw:layer="layout" svg:width="3.109cm" svg:height="1.989cm" svg:x="25.837cm" svg:y="2.8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 draw:text-style-name="P2" draw:layer="layout" svg:width="3.109cm" svg:height="1.989cm" svg:x="11.577cm" svg:y="11.71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3" draw:text-style-name="P3" draw:layer="layout" svg:width="3.109cm" svg:height="1.989cm" svg:x="17.26cm" svg:y="14.14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 draw:text-style-name="P2" draw:layer="layout" svg:width="3.109cm" svg:height="1.989cm" svg:x="1.605cm" svg:y="17.90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3" draw:text-style-name="P3" draw:layer="layout" svg:width="3.109cm" svg:height="1.989cm" svg:x="12.542cm" svg:y="0.32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 draw:text-style-name="P4" draw:layer="layout" svg:width="2.788cm" svg:height="1.989cm" svg:x="4.822cm" svg:y="10.8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2.788cm" svg:height="1.989cm" svg:x="17.26cm" svg:y="4.5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2.788cm" svg:height="1.989cm" svg:x="25.622cm" svg:y="11.8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2.788cm" svg:height="1.989cm" svg:x="13.507cm" svg:y="18.23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2.788cm" svg:height="1.989cm" svg:x="6.215cm" svg:y="1.3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5" draw:layer="layout" svg:width="2.037cm" svg:height="3.205cm" svg:x="17.26cm" svg:y="7.625cm">
          <text:p/>
          <draw:enhanced-geometry svg:viewBox="0 0 21600 21600" draw:glue-points="0 0 0 21600 21600 10800" draw:text-areas="0 ?f9 7800 ?f10" draw:type="right-brace" draw:modifiers="5400 6403.3092037228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5" draw:layer="layout" svg:width="2.037cm" svg:height="3.205cm" svg:x="21.762cm" svg:y="10.387cm">
          <text:p/>
          <draw:enhanced-geometry svg:viewBox="0 0 21600 21600" draw:glue-points="0 0 0 21600 21600 10800" draw:text-areas="0 ?f9 7800 ?f10" draw:type="right-brace" draw:modifiers="5400 14504.239917269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5" draw:layer="layout" svg:width="2.037cm" svg:height="3.205cm" svg:x="8.574cm" svg:y="7.625cm">
          <text:p/>
          <draw:enhanced-geometry svg:viewBox="0 0 21600 21600" draw:glue-points="0 0 0 21600 21600 10800" draw:text-areas="0 ?f9 7800 ?f10" draw:type="right-brace" draw:modifiers="5400 15770.010341261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5" draw:layer="layout" svg:width="2.037cm" svg:height="3.205cm" svg:x="1.605cm" svg:y="13.591cm">
          <text:p/>
          <draw:enhanced-geometry svg:viewBox="0 0 21600 21600" draw:glue-points="0 0 0 21600 21600 10800" draw:text-areas="0 ?f9 7800 ?f10" draw:type="right-brace" draw:modifiers="5400 6098.0351602895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5" draw:layer="layout" svg:width="3.431cm" svg:height="2.763cm" svg:x="11.041cm" svg:y="15.028cm">
          <text:p/>
          <draw:enhanced-geometry svg:viewBox="0 0 21600 21600" draw:glue-points="10800 0 0 10800 10800 21600 21600 10800" draw:path-stretchpoint-x="10800" draw:text-areas="?f11 ?f12 ?f13 ?f14" draw:type="brace-pair" draw:modifiers="54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6" draw:text-style-name="P5" draw:layer="layout" svg:width="3.431cm" svg:height="2.763cm" svg:x="10.4cm" svg:y="2.984cm">
          <text:p/>
          <draw:enhanced-geometry svg:viewBox="0 0 21600 21600" draw:glue-points="10800 0 0 10800 10800 21600 21600 10800" draw:path-stretchpoint-x="10800" draw:text-areas="?f11 ?f12 ?f13 ?f14" draw:type="brace-pair" draw:modifiers="54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6" draw:text-style-name="P5" draw:layer="layout" svg:width="3.431cm" svg:height="2.763cm" svg:x="25.837cm" svg:y="16.907cm">
          <text:p/>
          <draw:enhanced-geometry svg:viewBox="0 0 21600 21600" draw:glue-points="10800 0 0 10800 10800 21600 21600 10800" draw:path-stretchpoint-x="10800" draw:text-areas="?f11 ?f12 ?f13 ?f14" draw:type="brace-pair" draw:modifiers="54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7" draw:text-style-name="P6" draw:layer="layout" svg:width="3.431cm" svg:height="2.763cm" svg:x="20.904cm" svg:y="3.313cm">
          <text:p/>
          <draw:enhanced-geometry svg:viewBox="0 0 21600 21600" draw:glue-points="10800 0 0 10800 10800 21600 21600 10800" draw:path-stretchpoint-x="10800" draw:text-areas="?f11 ?f12 ?f13 ?f14" draw:type="brace-pair" draw:modifiers="54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3" draw:text-style-name="P3" draw:layer="layout" svg:width="3.109cm" svg:height="1.989cm" svg:x="17.795cm" svg:y="0.7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8" draw:text-style-name="P5" draw:layer="layout" svg:width="1.287cm" svg:height="2.1cm" svg:x="1.715cm" svg:y="5.415cm">
          <text:p/>
          <draw:enhanced-geometry svg:viewBox="0 0 21600 21600" draw:glue-points="10800 0 0 10800 10800 21600 21600 10800" draw:path-stretchpoint-x="10800" draw:text-areas="?f8 ?f9 ?f10 ?f11" draw:type="bracket-pair" draw:modifiers="8658.17990531299"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 draw:text-style-name="P5" draw:layer="layout" svg:width="1.287cm" svg:height="2.1cm" svg:x="8.684cm" svg:y="18.015cm">
          <text:p/>
          <draw:enhanced-geometry svg:viewBox="0 0 21600 21600" draw:glue-points="10800 0 0 10800 10800 21600 21600 10800" draw:path-stretchpoint-x="10800" draw:text-areas="?f8 ?f9 ?f10 ?f11" draw:type="bracket-pair" draw:modifiers="8658.17990531299"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 draw:text-style-name="P5" draw:layer="layout" svg:width="1.287cm" svg:height="2.1cm" svg:x="23.91cm" svg:y="0.884cm">
          <text:p/>
          <draw:enhanced-geometry svg:viewBox="0 0 21600 21600" draw:glue-points="10800 0 0 10800 10800 21600 21600 10800" draw:path-stretchpoint-x="10800" draw:text-areas="?f8 ?f9 ?f10 ?f11" draw:type="bracket-pair" draw:modifiers="8658.17990531299"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 draw:text-style-name="P5" draw:layer="layout" svg:width="1.287cm" svg:height="2.1cm" svg:x="27.233cm" svg:y="7.736cm">
          <text:p/>
          <draw:enhanced-geometry svg:viewBox="0 0 21600 21600" draw:glue-points="10800 0 0 10800 10800 21600 21600 10800" draw:path-stretchpoint-x="10800" draw:text-areas="?f8 ?f9 ?f10 ?f11" draw:type="bracket-pair" draw:modifiers="8658.17990531299"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 draw:text-style-name="P5" draw:layer="layout" svg:width="1.287cm" svg:height="2.1cm" svg:x="19.406cm" svg:y="17.684cm">
          <text:p/>
          <draw:enhanced-geometry svg:viewBox="0 0 21600 21600" draw:glue-points="10800 0 0 10800 10800 21600 21600 10800" draw:path-stretchpoint-x="10800" draw:text-areas="?f8 ?f9 ?f10 ?f11" draw:type="bracket-pair" draw:modifiers="8658.17990531299"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 draw:text-style-name="P5" draw:layer="layout" svg:width="1.287cm" svg:height="2.1cm" svg:x="16.404cm" svg:y="11.494cm">
          <text:p/>
          <draw:enhanced-geometry svg:viewBox="0 0 21600 21600" draw:glue-points="10800 0 0 10800 10800 21600 21600 10800" draw:path-stretchpoint-x="10800" draw:text-areas="?f8 ?f9 ?f10 ?f11" draw:type="bracket-pair" draw:modifiers="8658.17990531299"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2T15:54:38.337570071</meta:creation-date>
    <dc:date>2018-05-12T16:55:48.084274158</dc:date>
    <meta:editing-duration>PT4M33S</meta:editing-duration>
    <meta:editing-cycles>2</meta:editing-cycles>
    <meta:generator>LibreOffice/6.0.2.1$Linux_X86_64 LibreOffice_project/f7f06a8f319e4b62f9bc5095aa112a65d2f3ac89</meta:generator>
    <meta:document-statistic meta:object-count="32"/>
  </office:meta>
</office:document-meta>
</file>